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 simple password checker</text:p>
      <text:p text:style-name="Standard"><text:s text:c="3"/>this program has a password in it, and it checks to see if the user</text:p>
      <text:p text:style-name="Standard"><text:s text:c="3"/>has entered the correct password. <text:s/>If the user has entered the correct</text:p>
      <text:p text:style-name="Standard"><text:s text:c="3"/>password, the program will print out "Access Granted". <text:s/>If the user</text:p>
      <text:p text:style-name="Standard"><text:s text:c="3"/>has entered the wrong password, the program will print out "Access</text:p>
      <text:p text:style-name="Standard"><text:s text:c="3"/>Denied, try again". <text:s/>The program will continue to ask the user for a</text:p>
      <text:p text:style-name="Standard"><text:s text:c="3"/>password until the user enters the correct password. <text:s/>The program will</text:p>
      <text:p text:style-name="Standard"><text:s text:c="3"/>then print out "Access Granted" and exit. if the user enter the wrong</text:p>
      <text:p text:style-name="Standard"><text:s text:c="3"/>password three times. the program will print out "failed to authenticate"</text:p>
      <text:p text:style-name="Standard"/>
      <text:p text:style-name="Standard"/>
      <text:p text:style-name="Standard"/>
      <text:p text:style-name="Standard">import java.util.Scanner;</text:p>
      <text:p text:style-name="Standard"/>
      <text:p text:style-name="Standard">public class part3 {</text:p>
      <text:p text:style-name="Standard"><text:tab/>public static void main(String[] args) {</text:p>
      <text:p text:style-name="Standard"><text:tab/><text:tab/>Scanner input = new Scanner(System.in);</text:p>
      <text:p text:style-name="Standard"><text:tab/><text:tab/>int password = 12345678;</text:p>
      <text:p text:style-name="Standard"><text:tab/><text:tab/>int userPassword;</text:p>
      <text:p text:style-name="Standard"><text:tab/><text:tab/>int count = 0;</text:p>
      <text:p text:style-name="Standard"><text:tab/><text:tab/>do {</text:p>
      <text:p text:style-name="Standard"><text:tab/><text:tab/><text:tab/>System.out.print("Enter password: ");</text:p>
      <text:p text:style-name="Standard"><text:tab/><text:tab/><text:tab/>userPassword = input.nextInt();</text:p>
      <text:p text:style-name="Standard"><text:tab/><text:tab/><text:tab/>input.nextLine();</text:p>
      <text:p text:style-name="Standard"><text:tab/><text:tab/><text:tab/>if (userPassword == password) {</text:p>
      <text:p text:style-name="Standard"><text:tab/><text:tab/><text:tab/><text:tab/>System.out.println("Access Granted");</text:p>
      <text:p text:style-name="Standard"><text:tab/><text:tab/><text:tab/><text:tab/>break;</text:p>
      <text:p text:style-name="Standard"><text:tab/><text:tab/><text:tab/>}</text:p>
      <text:p text:style-name="Standard"><text:tab/><text:tab/><text:tab/>else {</text:p>
      <text:p text:style-name="Standard"><text:tab/><text:tab/><text:tab/><text:tab/>System.out.println("Access Denied, try again");</text:p>
      <text:p text:style-name="Standard"><text:tab/><text:tab/><text:tab/>}</text:p>
      <text:p text:style-name="Standard"><text:tab/><text:tab/><text:tab/>if (count == 2) {</text:p>
      <text:p text:style-name="Standard"><text:tab/><text:tab/><text:tab/><text:tab/>System.out.println("failed to authenticate");</text:p>
      <text:p text:style-name="Standard"><text:tab/><text:tab/><text:tab/><text:tab/>break;</text:p>
      <text:p text:style-name="Standard"><text:tab/><text:tab/><text:tab/>}</text:p>
      <text:p text:style-name="Standard"><text:tab/><text:tab/><text:tab/>count++;</text:p>
      <text:p text:style-name="Standard"><text:tab/><text:tab/>} while (!(userPassword == password));</text:p>
      <text:p text:style-name="Standard"><text:tab/><text:tab/>input.close(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0:37:56.099667464</meta:creation-date>
    <dc:date>2022-12-06T10:41:38.479998950</dc:date>
    <meta:editing-duration>PT3M43S</meta:editing-duration>
    <meta:editing-cycles>1</meta:editing-cycles>
    <meta:document-statistic meta:table-count="0" meta:image-count="0" meta:object-count="0" meta:page-count="1" meta:paragraph-count="36" meta:word-count="172" meta:character-count="1194" meta:non-whitespace-character-count="963"/>
    <meta:generator>LibreOffice/7.4.3.2$Linux_X86_64 LibreOffice_project/40$Build-2</meta:generator>
  </office:meta>
</office:document-meta>
</file>